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2163"/>
    </style:style>
    <style:style style:name="P2" style:family="paragraph" style:parent-style-name="Text_20_body">
      <style:text-properties officeooo:paragraph-rsid="0025542e"/>
    </style:style>
    <style:style style:name="P3" style:family="paragraph" style:parent-style-name="Text_20_body">
      <style:text-properties officeooo:paragraph-rsid="0025b4c7"/>
    </style:style>
    <style:style style:name="P4" style:family="paragraph" style:parent-style-name="Text_20_body">
      <style:text-properties officeooo:rsid="002ddb27" officeooo:paragraph-rsid="002ddb27"/>
    </style:style>
    <style:style style:name="P5" style:family="paragraph" style:parent-style-name="Text_20_body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2ddb27" officeooo:paragraph-rsid="002ddb27"/>
    </style:style>
    <style:style style:name="P6" style:family="paragraph" style:parent-style-name="Footnote">
      <style:paragraph-properties fo:text-align="end" style:justify-single-word="false"/>
    </style:style>
    <style:style style:name="T1" style:family="text">
      <style:text-properties officeooo:rsid="00284a3d"/>
    </style:style>
    <style:style style:name="T2" style:family="text">
      <style:text-properties officeooo:rsid="003410ae"/>
    </style:style>
    <style:style style:name="T3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yek</text:p>
      <text:p text:style-name="Text_20_body">do</text:p>
      <text:p text:style-name="Text_20_body">se</text:p>
      <text:p text:style-name="Text_20_body">cāhār</text:p>
      <text:p text:style-name="Text_20_body">panj</text:p>
      <text:p text:style-name="Text_20_body">šeš</text:p>
      <text:p text:style-name="Text_20_body">haft</text:p>
      <text:p text:style-name="Text_20_body">hašt</text:p>
      <text:p text:style-name="Text_20_body">n<text:span text:style-name="T1">oh</text:span></text:p>
      <text:p text:style-name="Text_20_body">dah</text:p>
      <text:p text:style-name="Text_20_body">yāzdah</text:p>
      <text:p text:style-name="Text_20_body">davāzdah</text:p>
      <text:p text:style-name="Text_20_body">sizdah</text:p>
      <text:p text:style-name="Text_20_body">cahārdah</text:p>
      <text:p text:style-name="Text_20_body">pānzdah</text:p>
      <text:p text:style-name="Text_20_body">šānzdah</text:p>
      <text:p text:style-name="Text_20_body">hefdah</text:p>
      <text:p text:style-name="Text_20_body">hejdah</text:p>
      <text:p text:style-name="Text_20_body">nuzdah</text:p>
      <text:p text:style-name="Text_20_body">bist</text:p>
      <text:p text:style-name="Text_20_body">bist-o yek</text:p>
      <text:p text:style-name="Text_20_body">bist-o do</text:p>
      <text:p text:style-name="Text_20_body">bist-o se</text:p>
      <text:p text:style-name="Text_20_body">bist-o cāhār</text:p>
      <text:p text:style-name="Text_20_body">bist-o panj</text:p>
      <text:p text:style-name="Text_20_body">bist-o šeš</text:p>
      <text:p text:style-name="Text_20_body">bist-o haft</text:p>
      <text:p text:style-name="Text_20_body">bist-o hašt</text:p>
      <text:p text:style-name="Text_20_body">bist-o noh</text:p>
      <text:p text:style-name="P2">si</text:p>
      <text:p text:style-name="P2"><text:soft-page-break/>si-o yek</text:p>
      <text:p text:style-name="Text_20_body">si-o do</text:p>
      <text:p text:style-name="Text_20_body">si-o se</text:p>
      <text:p text:style-name="Text_20_body">si-o cāhār</text:p>
      <text:p text:style-name="Text_20_body">si-o panj</text:p>
      <text:p text:style-name="Text_20_body">si-o šeš</text:p>
      <text:p text:style-name="Text_20_body">si-o haft</text:p>
      <text:p text:style-name="Text_20_body">si-o hašt</text:p>
      <text:p text:style-name="Text_20_body">si-o noh</text:p>
      <text:p text:style-name="Text_20_body">cehel</text:p>
      <text:p text:style-name="Text_20_body">cehel-o yek</text:p>
      <text:p text:style-name="Text_20_body">cehel-o do</text:p>
      <text:p text:style-name="Text_20_body">cehel-o se</text:p>
      <text:p text:style-name="Text_20_body">cehel-o cāhār</text:p>
      <text:p text:style-name="Text_20_body">cehel-o panj</text:p>
      <text:p text:style-name="Text_20_body">cehel-o šeš</text:p>
      <text:p text:style-name="Text_20_body">cehel-o haft</text:p>
      <text:p text:style-name="Text_20_body">cehel-o hašt</text:p>
      <text:p text:style-name="Text_20_body">cehel-o noh</text:p>
      <text:p text:style-name="Text_20_body">panjāh</text:p>
      <text:p text:style-name="Text_20_body">panjāh-o yek</text:p>
      <text:p text:style-name="Text_20_body">panjāh-o do</text:p>
      <text:p text:style-name="Text_20_body">panjāh-o se</text:p>
      <text:p text:style-name="Text_20_body">panjāh-o cāhār</text:p>
      <text:p text:style-name="Text_20_body">panjāh-o panj</text:p>
      <text:p text:style-name="Text_20_body">panjāh-o šeš</text:p>
      <text:p text:style-name="Text_20_body">panjāh-o haft</text:p>
      <text:p text:style-name="Text_20_body">panjāh-o hašt</text:p>
      <text:p text:style-name="Text_20_body">panjāh-o noh</text:p>
      <text:p text:style-name="Text_20_body">šast</text:p>
      <text:p text:style-name="Text_20_body"><text:soft-page-break/>šast-o yek</text:p>
      <text:p text:style-name="Text_20_body">šast-o do</text:p>
      <text:p text:style-name="Text_20_body">šast-o se</text:p>
      <text:p text:style-name="Text_20_body">šast-o cāhār</text:p>
      <text:p text:style-name="Text_20_body">šast-o panj</text:p>
      <text:p text:style-name="Text_20_body">šast-o šeš</text:p>
      <text:p text:style-name="Text_20_body">šast-o haft</text:p>
      <text:p text:style-name="Text_20_body">šast-o hašt</text:p>
      <text:p text:style-name="Text_20_body">šast-o noh</text:p>
      <text:p text:style-name="Text_20_body">haftād</text:p>
      <text:p text:style-name="Text_20_body">haftād-o yek</text:p>
      <text:p text:style-name="Text_20_body">haftād-o do</text:p>
      <text:p text:style-name="Text_20_body">haftād-o se</text:p>
      <text:p text:style-name="Text_20_body">haftād-o cāhār</text:p>
      <text:p text:style-name="Text_20_body">haftād-o panj</text:p>
      <text:p text:style-name="Text_20_body">haftād-o šeš</text:p>
      <text:p text:style-name="Text_20_body">haftād-o haft</text:p>
      <text:p text:style-name="Text_20_body">haftād-o hašt</text:p>
      <text:p text:style-name="Text_20_body">haftād-o noh</text:p>
      <text:p text:style-name="Text_20_body">haštād</text:p>
      <text:p text:style-name="Text_20_body">haštād-o yek</text:p>
      <text:p text:style-name="Text_20_body">haštād-o do</text:p>
      <text:p text:style-name="Text_20_body">haštād-o se</text:p>
      <text:p text:style-name="Text_20_body">haštād-o cāhār</text:p>
      <text:p text:style-name="Text_20_body">haštād-o panj</text:p>
      <text:p text:style-name="Text_20_body">haštād-o šeš</text:p>
      <text:p text:style-name="Text_20_body">haštād-o haft</text:p>
      <text:p text:style-name="Text_20_body">haštād-o hašt</text:p>
      <text:p text:style-name="Text_20_body">haštād-o noh</text:p>
      <text:p text:style-name="Text_20_body">navad</text:p>
      <text:p text:style-name="Text_20_body"><text:soft-page-break/>navad-o yek</text:p>
      <text:p text:style-name="Text_20_body">navad-o do</text:p>
      <text:p text:style-name="Text_20_body">navad-o se</text:p>
      <text:p text:style-name="Text_20_body">navad-o cāhār</text:p>
      <text:p text:style-name="Text_20_body">navad-o panj</text:p>
      <text:p text:style-name="Text_20_body">navad-o šeš</text:p>
      <text:p text:style-name="Text_20_body">navad-o haft</text:p>
      <text:p text:style-name="Text_20_body">navad-o hašt</text:p>
      <text:p text:style-name="Text_20_body">navad-o noh</text:p>
      <text:p text:style-name="Text_20_body">sad</text:p>
      <text:p text:style-name="P1">sad-o yek</text:p>
      <text:p text:style-name="P1">sad-o do</text:p>
      <text:p text:style-name="Text_20_body">sad-o se</text:p>
      <text:p text:style-name="Text_20_body">sad-o cāhār</text:p>
      <text:p text:style-name="P3">sad-o panj</text:p>
      <text:p text:style-name="P3">sad-o šeš</text:p>
      <text:p text:style-name="Text_20_body">sad-o haft</text:p>
      <text:p text:style-name="Text_20_body">sad-o hašt</text:p>
      <text:p text:style-name="Text_20_body">sad-o noh</text:p>
      <text:p text:style-name="Text_20_body">sad-o dah</text:p>
      <text:p text:style-name="Text_20_body">sad-o yāzdah</text:p>
      <text:p text:style-name="Text_20_body">sad-o davāzdah</text:p>
      <text:p text:style-name="Text_20_body">sad-o sizdah</text:p>
      <text:p text:style-name="Text_20_body">sad-o cahārdah</text:p>
      <text:p text:style-name="Text_20_body">sad-o pānzdah</text:p>
      <text:p text:style-name="Text_20_body">sad-o šānzdah</text:p>
      <text:p text:style-name="Text_20_body">sad-o hefdah</text:p>
      <text:p text:style-name="Text_20_body">sad-o hejdah</text:p>
      <text:p text:style-name="Text_20_body">sad-o nuzdah</text:p>
      <text:p text:style-name="Text_20_body">sad-o bist</text:p>
      <text:p text:style-name="P3"><text:soft-page-break/>sad-o bist-o yek</text:p>
      <text:p text:style-name="P3">sad-o bist-o do</text:p>
      <text:p text:style-name="Text_20_body">sad-o bist-o se</text:p>
      <text:p text:style-name="Text_20_body">sad-o bist-o cāhār</text:p>
      <text:p text:style-name="P3">sad-o bist-o panj</text:p>
      <text:p text:style-name="P3">sad-o bist-o šeš</text:p>
      <text:p text:style-name="Text_20_body">sad-o bist-o haft</text:p>
      <text:p text:style-name="Text_20_body">sad-o bist-o hašt</text:p>
      <text:p text:style-name="Text_20_body">sad-o bist-o noh</text:p>
      <text:p text:style-name="Text_20_body">sad-o si</text:p>
      <text:p text:style-name="P3">sad-o si-o yek</text:p>
      <text:p text:style-name="P3">sad-o si-o do</text:p>
      <text:p text:style-name="Text_20_body">sad-o si-o se</text:p>
      <text:p text:style-name="Text_20_body">sad-o si-o cāhār</text:p>
      <text:p text:style-name="P3">sad-o si-o panj</text:p>
      <text:p text:style-name="P3">sad-o si-o šeš</text:p>
      <text:p text:style-name="Text_20_body">sad-o si-o haft</text:p>
      <text:p text:style-name="Text_20_body">sad-o si-o hašt</text:p>
      <text:p text:style-name="Text_20_body">sad-o si-o noh</text:p>
      <text:p text:style-name="Text_20_body">sad-o cehel</text:p>
      <text:p text:style-name="P3">sad-o cehel-o yek</text:p>
      <text:p text:style-name="P3">sad-o cehel-o do</text:p>
      <text:p text:style-name="Text_20_body">sad-o cehel-o se</text:p>
      <text:p text:style-name="Text_20_body">sad-o cehel-o cāhār</text:p>
      <text:p text:style-name="P3">sad-o cehel-o panj</text:p>
      <text:p text:style-name="P3">sad-o cehel-o šeš</text:p>
      <text:p text:style-name="Text_20_body">sad-o cehel-o haft</text:p>
      <text:p text:style-name="Text_20_body">sad-o cehel-o hašt</text:p>
      <text:p text:style-name="Text_20_body">sad-o cehel-o noh</text:p>
      <text:p text:style-name="Text_20_body">sad-o panjāh</text:p>
      <text:p text:style-name="P3"><text:soft-page-break/>sad-o panjāh-o yek</text:p>
      <text:p text:style-name="P3">sad-o panjāh-o do</text:p>
      <text:p text:style-name="Text_20_body">sad-o panjāh-o se</text:p>
      <text:p text:style-name="Text_20_body">sad-o panjāh-o cāhār</text:p>
      <text:p text:style-name="P3">sad-o panjāh-o panj</text:p>
      <text:p text:style-name="P3">sad-o panjāh-o šeš</text:p>
      <text:p text:style-name="Text_20_body">sad-o panjāh-o haft</text:p>
      <text:p text:style-name="Text_20_body">sad-o panjāh-o hašt</text:p>
      <text:p text:style-name="Text_20_body">sad-o panjāh-o noh</text:p>
      <text:p text:style-name="Text_20_body">sad-o šast</text:p>
      <text:p text:style-name="P3">sad-o šast-o yek</text:p>
      <text:p text:style-name="P3">sad-o šast-o do</text:p>
      <text:p text:style-name="Text_20_body">sad-o šast-o se</text:p>
      <text:p text:style-name="Text_20_body">sad-o šast-o cāhār</text:p>
      <text:p text:style-name="P3">sad-o šast-o panj</text:p>
      <text:p text:style-name="P3">sad-o šast-o šeš</text:p>
      <text:p text:style-name="Text_20_body">sad-o šast-o haft</text:p>
      <text:p text:style-name="Text_20_body">sad-o šast-o hašt</text:p>
      <text:p text:style-name="Text_20_body">sad-o šast-o noh</text:p>
      <text:p text:style-name="Text_20_body">sad-o haftād</text:p>
      <text:p text:style-name="P3">sad-o haftād-o yek</text:p>
      <text:p text:style-name="P3">sad-o haftād-o do</text:p>
      <text:p text:style-name="Text_20_body">sad-o haftād-o se</text:p>
      <text:p text:style-name="Text_20_body">sad-o haftād-o cāhār</text:p>
      <text:p text:style-name="P3">sad-o haftād-o panj</text:p>
      <text:p text:style-name="P3">sad-o haftād-o šeš</text:p>
      <text:p text:style-name="Text_20_body">sad-o haftād-o haft</text:p>
      <text:p text:style-name="Text_20_body">sad-o haftād-o hašt</text:p>
      <text:p text:style-name="Text_20_body">sad-o haftād-o noh</text:p>
      <text:p text:style-name="Text_20_body">sad-o haštād</text:p>
      <text:p text:style-name="P3"><text:soft-page-break/>sad-o haštād-o yek</text:p>
      <text:p text:style-name="P3">sad-o haštād-o do</text:p>
      <text:p text:style-name="Text_20_body">sad-o haštād-o se</text:p>
      <text:p text:style-name="Text_20_body">sad-o haštād-o cāhār</text:p>
      <text:p text:style-name="P3">sad-o haštād-o panj</text:p>
      <text:p text:style-name="P3">sad-o haštād-o šeš</text:p>
      <text:p text:style-name="Text_20_body">sad-o haštād-o haft</text:p>
      <text:p text:style-name="Text_20_body">sad-o haštād-o hašt</text:p>
      <text:p text:style-name="Text_20_body">sad-o haštād-o noh</text:p>
      <text:p text:style-name="Text_20_body">sad-o navad</text:p>
      <text:p text:style-name="P3">sad-o navad-o yek</text:p>
      <text:p text:style-name="P3">sad-o navad-o do</text:p>
      <text:p text:style-name="Text_20_body">sad-o navad-o se</text:p>
      <text:p text:style-name="Text_20_body">sad-o navad-o cāhār</text:p>
      <text:p text:style-name="P3">sad-o navad-o panj</text:p>
      <text:p text:style-name="P3">sad-o navad-o šeš</text:p>
      <text:p text:style-name="Text_20_body">sad-o navad-o haft</text:p>
      <text:p text:style-name="Text_20_body">sad-o navad-o hašt</text:p>
      <text:p text:style-name="Text_20_body">sad-o navad-o noh</text:p>
      <text:p text:style-name="Text_20_body">devist</text:p>
      <text:p text:style-name="Text_20_body">devist-o yek</text:p>
      <text:p text:style-name="Text_20_body">devist-o do</text:p>
      <text:p text:style-name="Text_20_body">devist-o se</text:p>
      <text:p text:style-name="Text_20_body">devist-o cāhār</text:p>
      <text:p text:style-name="Text_20_body">devist-o panj</text:p>
      <text:p text:style-name="Text_20_body">devist-o šeš</text:p>
      <text:p text:style-name="Text_20_body">devist-o haft</text:p>
      <text:p text:style-name="Text_20_body">devist-o hašt</text:p>
      <text:p text:style-name="Text_20_body">devist-o noh</text:p>
      <text:p text:style-name="Text_20_body">devist-o dah</text:p>
      <text:p text:style-name="Text_20_body"><text:soft-page-break/>devist-o yāzdah</text:p>
      <text:p text:style-name="Text_20_body">devist-o davāzdah</text:p>
      <text:p text:style-name="Text_20_body">devist-o sizdah</text:p>
      <text:p text:style-name="Text_20_body">devist-o cahārdah</text:p>
      <text:p text:style-name="Text_20_body">devist-o pānzdah</text:p>
      <text:p text:style-name="Text_20_body">devist-o šānzdah</text:p>
      <text:p text:style-name="Text_20_body">devist-o hefdah</text:p>
      <text:p text:style-name="Text_20_body">devist-o hejdah</text:p>
      <text:p text:style-name="Text_20_body">devist-o nuzdah</text:p>
      <text:p text:style-name="Text_20_body">devist-o bist</text:p>
      <text:p text:style-name="Text_20_body">devist-o bist-o yek</text:p>
      <text:p text:style-name="Text_20_body">devist-o bist-o do</text:p>
      <text:p text:style-name="Text_20_body">devist-o bist-o se</text:p>
      <text:p text:style-name="Text_20_body">devist-o bist-o cāhār</text:p>
      <text:p text:style-name="Text_20_body">devist-o bist-o panj</text:p>
      <text:p text:style-name="Text_20_body">devist-o bist-o šeš</text:p>
      <text:p text:style-name="Text_20_body">devist-o bist-o haft</text:p>
      <text:p text:style-name="Text_20_body">devist-o bist-o hašt</text:p>
      <text:p text:style-name="Text_20_body">devist-o bist-o noh</text:p>
      <text:p text:style-name="Text_20_body">devist-o si</text:p>
      <text:p text:style-name="Text_20_body">devist-o si-o yek</text:p>
      <text:p text:style-name="Text_20_body">devist-o si-o do</text:p>
      <text:p text:style-name="Text_20_body">devist-o si-o se</text:p>
      <text:p text:style-name="Text_20_body">devist-o si-o cāhār</text:p>
      <text:p text:style-name="Text_20_body">devist-o si-o panj</text:p>
      <text:p text:style-name="Text_20_body">devist-o si-o šeš</text:p>
      <text:p text:style-name="Text_20_body">devist-o si-o haft</text:p>
      <text:p text:style-name="Text_20_body">devist-o si-o hašt</text:p>
      <text:p text:style-name="Text_20_body">devist-o si-o noh</text:p>
      <text:p text:style-name="Text_20_body">devist-o cehel</text:p>
      <text:p text:style-name="Text_20_body"><text:soft-page-break/>devist-o cehel-o yek</text:p>
      <text:p text:style-name="Text_20_body">devist-o cehel-o do</text:p>
      <text:p text:style-name="Text_20_body">devist-o cehel-o se</text:p>
      <text:p text:style-name="Text_20_body">devist-o cehel-o cāhār</text:p>
      <text:p text:style-name="Text_20_body">devist-o cehel-o panj</text:p>
      <text:p text:style-name="Text_20_body">devist-o cehel-o šeš</text:p>
      <text:p text:style-name="Text_20_body">devist-o cehel-o haft</text:p>
      <text:p text:style-name="Text_20_body">devist-o cehel-o hašt</text:p>
      <text:p text:style-name="Text_20_body">devist-o cehel-o noh</text:p>
      <text:p text:style-name="Text_20_body">devist-o panjāh</text:p>
      <text:p text:style-name="Text_20_body">devist-o panjāh-o yek</text:p>
      <text:p text:style-name="Text_20_body">devist-o panjāh-o do</text:p>
      <text:p text:style-name="Text_20_body">devist-o panjāh-o se</text:p>
      <text:p text:style-name="Text_20_body">devist-o panjāh-o cāhār</text:p>
      <text:p text:style-name="Text_20_body">devist-o panjāh-o panj</text:p>
      <text:p text:style-name="Text_20_body">devist-o panjāh-o šeš</text:p>
      <text:p text:style-name="Text_20_body">devist-o panjāh-o haft</text:p>
      <text:p text:style-name="Text_20_body">devist-o panjāh-o hašt</text:p>
      <text:p text:style-name="Text_20_body">devist-o panjāh-o noh</text:p>
      <text:p text:style-name="Text_20_body">devist-o šast</text:p>
      <text:p text:style-name="Text_20_body">devist-o šast-o yek</text:p>
      <text:p text:style-name="Text_20_body">devist-o šast-o do</text:p>
      <text:p text:style-name="Text_20_body">devist-o šast-o se</text:p>
      <text:p text:style-name="Text_20_body">devist-o šast-o cāhār</text:p>
      <text:p text:style-name="Text_20_body">devist-o šast-o panj</text:p>
      <text:p text:style-name="Text_20_body">devist-o šast-o šeš</text:p>
      <text:p text:style-name="Text_20_body">devist-o šast-o haft</text:p>
      <text:p text:style-name="Text_20_body">devist-o šast-o hašt</text:p>
      <text:p text:style-name="Text_20_body">devist-o šast-o noh</text:p>
      <text:p text:style-name="Text_20_body">devist-o haftād</text:p>
      <text:p text:style-name="Text_20_body"><text:soft-page-break/>devist-o haftād-o yek</text:p>
      <text:p text:style-name="Text_20_body">devist-o haftād-o do</text:p>
      <text:p text:style-name="Text_20_body">devist-o haftād-o se</text:p>
      <text:p text:style-name="Text_20_body">devist-o haftād-o cāhār</text:p>
      <text:p text:style-name="Text_20_body">devist-o haftād-o panj</text:p>
      <text:p text:style-name="Text_20_body">devist-o haftād-o šeš</text:p>
      <text:p text:style-name="Text_20_body">devist-o haftād-o haft</text:p>
      <text:p text:style-name="Text_20_body">devist-o haftād-o hašt</text:p>
      <text:p text:style-name="Text_20_body">devist-o haftād-o noh</text:p>
      <text:p text:style-name="Text_20_body">devist-o haštād</text:p>
      <text:p text:style-name="Text_20_body">devist-o haštād-o yek</text:p>
      <text:p text:style-name="Text_20_body">devist-o haštād-o do</text:p>
      <text:p text:style-name="Text_20_body">devist-o haštād-o se</text:p>
      <text:p text:style-name="Text_20_body">devist-o haštād-o cāhār</text:p>
      <text:p text:style-name="Text_20_body">devist-o haštād-o panj</text:p>
      <text:p text:style-name="Text_20_body">devist-o haštād-o šeš</text:p>
      <text:p text:style-name="Text_20_body">devist-o haštād-o haft</text:p>
      <text:p text:style-name="Text_20_body">devist-o haštād-o hašt</text:p>
      <text:p text:style-name="Text_20_body">devist-o haštād-o noh</text:p>
      <text:p text:style-name="Text_20_body">devist-o navad</text:p>
      <text:p text:style-name="Text_20_body">devist-o navad-o yek</text:p>
      <text:p text:style-name="Text_20_body">devist-o navad-o do</text:p>
      <text:p text:style-name="Text_20_body">devist-o navad-o se</text:p>
      <text:p text:style-name="Text_20_body">devist-o navad-o cāhār</text:p>
      <text:p text:style-name="Text_20_body">devist-o navad-o panj</text:p>
      <text:p text:style-name="Text_20_body">devist-o navad-o šeš</text:p>
      <text:p text:style-name="Text_20_body">devist-o navad-o haft</text:p>
      <text:p text:style-name="Text_20_body">devist-o navad-o hašt</text:p>
      <text:p text:style-name="Text_20_body">devist-o navad-o noh</text:p>
      <text:p text:style-name="Text_20_body">sisad</text:p>
      <text:p text:style-name="P4"><text:soft-page-break/></text:p>
      <text:p text:style-name="P4"/>
      <text:p text:style-name="P5"/>
      <text:p text:style-name="P4"/>
      <text:p text:style-name="P4"/>
      <text:p text:style-name="P4"/>
      <text:p text:style-name="P4"/>
      <text:p text:style-name="Footnote"/>
      <text:p text:style-name="P6"><text:span text:style-name="Footnote_20_Symbol">yek </text:span><text:span text:style-name="Footnote_20_Symbol"><text:page-number text:select-page="current">11</text:page-number></text:span></text:p>
      <text:p text:style-name="Footnote"><text:page-number text:select-page="current">11</text:page-number> do</text:p>
      <text:p text:style-name="P6"><text:span text:style-name="Footnote_20_Symbol">se </text:span><text:span text:style-name="Footnote_20_Symbol"><text:page-number text:select-page="current">11</text:page-number></text:span></text:p>
      <text:p text:style-name="Footnote"><text:page-number text:select-page="current">11</text:page-number> cāhār</text:p>
      <text:p text:style-name="P6"><text:span text:style-name="Footnote_20_Symbol">panj </text:span><text:span text:style-name="Footnote_20_Symbol"><text:page-number text:select-page="current">11</text:page-number></text:span></text:p>
      <text:p text:style-name="Footnote"><text:page-number text:select-page="current">11</text:page-number> šeš</text:p>
      <text:p text:style-name="P6"><text:span text:style-name="Footnote_20_Symbol">haft </text:span><text:span text:style-name="Footnote_20_Symbol"><text:page-number text:select-page="current">11</text:page-number></text:span></text:p>
      <text:p text:style-name="Footnote"><text:page-number text:select-page="current">11</text:page-number> hašt</text:p>
      <text:p text:style-name="P6"><text:span text:style-name="Footnote_20_Symbol">noh </text:span><text:span text:style-name="Footnote_20_Symbol"><text:page-number text:select-page="current">11</text:page-number></text:span></text:p>
      <text:p text:style-name="Footnote"><text:page-number text:select-page="current">11</text:page-number> dah</text:p>
      <text:p text:style-name="P6"><text:span text:style-name="Footnote_20_Symbol">yāzdah </text:span><text:span text:style-name="Footnote_20_Symbol"><text:page-number text:select-page="current">11</text:page-number></text:span></text:p>
      <text:p text:style-name="Footnote"><text:page-number text:select-page="current">11</text:page-number> davāzdah</text:p>
      <text:p text:style-name="P6"><text:span text:style-name="Footnote_20_Symbol">sizdah </text:span><text:span text:style-name="Footnote_20_Symbol"><text:page-number text:select-page="current">11</text:page-number></text:span></text:p>
      <text:p text:style-name="Footnote"><text:page-number text:select-page="current">11</text:page-number> cahārdah</text:p>
      <text:p text:style-name="P6"><text:span text:style-name="Footnote_20_Symbol">pānzdah </text:span><text:span text:style-name="Footnote_20_Symbol"><text:page-number text:select-page="current">11</text:page-number></text:span></text:p>
      <text:p text:style-name="Footnote"><text:page-number text:select-page="current">11</text:page-number> šānzdah</text:p>
      <text:p text:style-name="P6"><text:span text:style-name="Footnote_20_Symbol">hefdah </text:span><text:span text:style-name="Footnote_20_Symbol"><text:page-number text:select-page="current">11</text:page-number></text:span></text:p>
      <text:p text:style-name="Footnote"><text:page-number text:select-page="current">11</text:page-number> hejdah</text:p>
      <text:p text:style-name="P6"><text:span text:style-name="Footnote_20_Symbol">nuzdah </text:span><text:span text:style-name="Footnote_20_Symbol"><text:page-number text:select-page="current">11</text:page-number></text:span></text:p>
      <text:p text:style-name="Footnote"><text:page-number text:select-page="current">11</text:page-number> bist</text:p>
      <text:p text:style-name="P6"><text:span text:style-name="Footnote_20_Symbol">bist-o yek </text:span><text:span text:style-name="Footnote_20_Symbol"><text:page-number text:select-page="current">11</text:page-number></text:span></text:p>
      <text:p text:style-name="Footnote"><text:page-number text:select-page="current">11</text:page-number> bist-o do</text:p>
      <text:p text:style-name="P6"><text:span text:style-name="Footnote_20_Symbol">bist-o se </text:span><text:span text:style-name="Footnote_20_Symbol"><text:page-number text:select-page="current">11</text:page-number></text:span></text:p>
      <text:p text:style-name="Footnote"><text:page-number text:select-page="current">11</text:page-number> bist-o cāhār</text:p>
      <text:p text:style-name="P6"><text:span text:style-name="Footnote_20_Symbol">bist-o panj </text:span><text:span text:style-name="Footnote_20_Symbol"><text:page-number text:select-page="current">11</text:page-number></text:span></text:p>
      <text:p text:style-name="Footnote"><text:page-number text:select-page="current">11</text:page-number> bist-o šeš</text:p>
      <text:p text:style-name="P6"><text:span text:style-name="Footnote_20_Symbol">bist-o haft </text:span><text:span text:style-name="Footnote_20_Symbol"><text:page-number text:select-page="current">11</text:page-number></text:span></text:p>
      <text:p text:style-name="Footnote"><text:page-number text:select-page="current">11</text:page-number> bist-o hašt</text:p>
      <text:p text:style-name="P6"><text:span text:style-name="Footnote_20_Symbol">bist-o noh </text:span><text:span text:style-name="Footnote_20_Symbol"><text:page-number text:select-page="current">11</text:page-number></text:span></text:p>
      <text:p text:style-name="Footnote"><text:page-number text:select-page="current">11</text:page-number> si</text:p>
      <text:p text:style-name="P6"><text:span text:style-name="Footnote_20_Symbol">si-o yek </text:span><text:span text:style-name="Footnote_20_Symbol"><text:page-number text:select-page="current">11</text:page-number></text:span></text:p>
      <text:p text:style-name="Footnote"><text:page-number text:select-page="current">11</text:page-number> si-o do</text:p>
      <text:p text:style-name="P6"><text:span text:style-name="Footnote_20_Symbol">si-o se </text:span><text:span text:style-name="Footnote_20_Symbol"><text:page-number text:select-page="current">11</text:page-number></text:span></text:p>
      <text:p text:style-name="Footnote"><text:page-number text:select-page="current">11</text:page-number> si-o cāhār</text:p>
      <text:p text:style-name="P6"><text:span text:style-name="Footnote_20_Symbol">si-o panj </text:span><text:span text:style-name="Footnote_20_Symbol"><text:page-number text:select-page="current">11</text:page-number></text:span></text:p>
      <text:p text:style-name="Footnote"><text:page-number text:select-page="current">11</text:page-number> si-o šeš</text:p>
      <text:p text:style-name="P6"><text:span text:style-name="Footnote_20_Symbol">si-o haft </text:span><text:span text:style-name="Footnote_20_Symbol"><text:page-number text:select-page="current">11</text:page-number></text:span></text:p>
      <text:p text:style-name="Footnote"><text:page-number text:select-page="current">11</text:page-number> si-o hašt</text:p>
      <text:p text:style-name="P6"><text:span text:style-name="Footnote_20_Symbol">si-o noh </text:span><text:span text:style-name="Footnote_20_Symbol"><text:page-number text:select-page="current">11</text:page-number></text:span></text:p>
      <text:p text:style-name="Footnote"><text:page-number text:select-page="current">11</text:page-number> cehel</text:p>
      <text:p text:style-name="P6"><text:span text:style-name="Footnote_20_Symbol">cehel-o yek </text:span><text:span text:style-name="Footnote_20_Symbol"><text:page-number text:select-page="current">11</text:page-number></text:span></text:p>
      <text:p text:style-name="Footnote"><text:page-number text:select-page="current">11</text:page-number> cehel-o do</text:p>
      <text:p text:style-name="P6"><text:span text:style-name="Footnote_20_Symbol">cehel-o se </text:span><text:span text:style-name="Footnote_20_Symbol"><text:page-number text:select-page="current">11</text:page-number></text:span></text:p>
      <text:p text:style-name="Footnote"><text:page-number text:select-page="current">11</text:page-number> cehel-o cāhār</text:p>
      <text:p text:style-name="P6"><text:span text:style-name="Footnote_20_Symbol">cehel-o panj </text:span><text:span text:style-name="Footnote_20_Symbol"><text:page-number text:select-page="current">11</text:page-number></text:span></text:p>
      <text:p text:style-name="Footnote"><text:page-number text:select-page="current">11</text:page-number> cehel-o šeš</text:p>
      <text:p text:style-name="P6"><text:span text:style-name="Footnote_20_Symbol">cehel-o haft </text:span><text:span text:style-name="Footnote_20_Symbol"><text:page-number text:select-page="current">11</text:page-number></text:span></text:p>
      <text:p text:style-name="Footnote"><text:soft-page-break/><text:page-number text:select-page="current">12</text:page-number> cehel-o hašt</text:p>
      <text:p text:style-name="P6"><text:span text:style-name="Footnote_20_Symbol">cehel-o noh </text:span><text:span text:style-name="Footnote_20_Symbol"><text:page-number text:select-page="current">12</text:page-number></text:span></text:p>
      <text:p text:style-name="Footnote"><text:page-number text:select-page="current">12</text:page-number> panjāh</text:p>
      <text:p text:style-name="P6"><text:span text:style-name="Footnote_20_Symbol">panjāh-o yek </text:span><text:span text:style-name="Footnote_20_Symbol"><text:page-number text:select-page="current">12</text:page-number></text:span></text:p>
      <text:p text:style-name="Footnote"><text:page-number text:select-page="current">12</text:page-number> panjāh-o do</text:p>
      <text:p text:style-name="P6"><text:span text:style-name="Footnote_20_Symbol">panjāh-o se </text:span><text:span text:style-name="Footnote_20_Symbol"><text:page-number text:select-page="current">12</text:page-number></text:span></text:p>
      <text:p text:style-name="Footnote"><text:page-number text:select-page="current">12</text:page-number> panjāh-o cāhār</text:p>
      <text:p text:style-name="P6"><text:span text:style-name="Footnote_20_Symbol">panjāh-o panj </text:span><text:span text:style-name="Footnote_20_Symbol"><text:page-number text:select-page="current">12</text:page-number></text:span></text:p>
      <text:p text:style-name="Footnote"><text:page-number text:select-page="current">12</text:page-number> panjāh-o šeš</text:p>
      <text:p text:style-name="P6"><text:span text:style-name="Footnote_20_Symbol">panjāh-o haft </text:span><text:span text:style-name="Footnote_20_Symbol"><text:page-number text:select-page="current">12</text:page-number></text:span></text:p>
      <text:p text:style-name="Footnote"><text:page-number text:select-page="current">12</text:page-number> panjāh-o hašt</text:p>
      <text:p text:style-name="P6"><text:span text:style-name="Footnote_20_Symbol">panjāh-o noh </text:span><text:span text:style-name="Footnote_20_Symbol"><text:page-number text:select-page="current">12</text:page-number></text:span></text:p>
      <text:p text:style-name="Footnote"><text:page-number text:select-page="current">12</text:page-number> šast</text:p>
      <text:p text:style-name="P6"><text:span text:style-name="Footnote_20_Symbol">šast-o yek </text:span><text:span text:style-name="Footnote_20_Symbol"><text:page-number text:select-page="current">12</text:page-number></text:span></text:p>
      <text:p text:style-name="Footnote"><text:page-number text:select-page="current">12</text:page-number> šast-o do</text:p>
      <text:p text:style-name="P6"><text:span text:style-name="Footnote_20_Symbol">šast-o se </text:span><text:span text:style-name="Footnote_20_Symbol"><text:page-number text:select-page="current">12</text:page-number></text:span></text:p>
      <text:p text:style-name="Footnote"><text:page-number text:select-page="current">12</text:page-number> šast-o cāhār</text:p>
      <text:p text:style-name="P6"><text:span text:style-name="Footnote_20_Symbol">šast-o panj </text:span><text:span text:style-name="Footnote_20_Symbol"><text:page-number text:select-page="current">12</text:page-number></text:span></text:p>
      <text:p text:style-name="Footnote"><text:page-number text:select-page="current">12</text:page-number> šast-o šeš</text:p>
      <text:p text:style-name="P6"><text:span text:style-name="Footnote_20_Symbol">šast-o haft </text:span><text:span text:style-name="Footnote_20_Symbol"><text:page-number text:select-page="current">12</text:page-number></text:span></text:p>
      <text:p text:style-name="Footnote"><text:page-number text:select-page="current">12</text:page-number> šast-o hašt</text:p>
      <text:p text:style-name="P6"><text:span text:style-name="Footnote_20_Symbol">šast-o noh </text:span><text:span text:style-name="Footnote_20_Symbol"><text:page-number text:select-page="current">12</text:page-number></text:span></text:p>
      <text:p text:style-name="Footnote"><text:page-number text:select-page="current">12</text:page-number> haftād</text:p>
      <text:p text:style-name="P6"><text:span text:style-name="Footnote_20_Symbol">haftād-o yek </text:span><text:span text:style-name="Footnote_20_Symbol"><text:page-number text:select-page="current">12</text:page-number></text:span></text:p>
      <text:p text:style-name="Footnote"><text:page-number text:select-page="current">12</text:page-number> haftād-o do</text:p>
      <text:p text:style-name="P6"><text:span text:style-name="Footnote_20_Symbol">haftād-o se </text:span><text:span text:style-name="Footnote_20_Symbol"><text:page-number text:select-page="current">12</text:page-number></text:span></text:p>
      <text:p text:style-name="Footnote"><text:page-number text:select-page="current">12</text:page-number> haftād-o cāhār</text:p>
      <text:p text:style-name="P6"><text:span text:style-name="Footnote_20_Symbol">haftād-o panj </text:span><text:span text:style-name="Footnote_20_Symbol"><text:page-number text:select-page="current">12</text:page-number></text:span></text:p>
      <text:p text:style-name="Footnote"><text:page-number text:select-page="current">12</text:page-number> haftād-o šeš</text:p>
      <text:p text:style-name="P6"><text:span text:style-name="Footnote_20_Symbol">haftād-o haft </text:span><text:span text:style-name="Footnote_20_Symbol"><text:page-number text:select-page="current">12</text:page-number></text:span></text:p>
      <text:p text:style-name="Footnote"><text:page-number text:select-page="current">12</text:page-number> haftād-o hašt</text:p>
      <text:p text:style-name="P6"><text:span text:style-name="Footnote_20_Symbol">haftād-o noh </text:span><text:span text:style-name="Footnote_20_Symbol"><text:page-number text:select-page="current">12</text:page-number></text:span></text:p>
      <text:p text:style-name="Footnote"><text:page-number text:select-page="current">12</text:page-number> haštād</text:p>
      <text:p text:style-name="P6"><text:span text:style-name="Footnote_20_Symbol">haštād-o yek </text:span><text:span text:style-name="Footnote_20_Symbol"><text:page-number text:select-page="current">12</text:page-number></text:span></text:p>
      <text:p text:style-name="Footnote"><text:page-number text:select-page="current">12</text:page-number> haštād-o do</text:p>
      <text:p text:style-name="P6"><text:span text:style-name="Footnote_20_Symbol">haštād-o se </text:span><text:span text:style-name="Footnote_20_Symbol"><text:page-number text:select-page="current">12</text:page-number></text:span></text:p>
      <text:p text:style-name="Footnote"><text:page-number text:select-page="current">12</text:page-number> haštād-o cāhār</text:p>
      <text:p text:style-name="P6"><text:span text:style-name="Footnote_20_Symbol">haštād-o panj </text:span><text:span text:style-name="Footnote_20_Symbol"><text:page-number text:select-page="current">12</text:page-number></text:span></text:p>
      <text:p text:style-name="Footnote"><text:page-number text:select-page="current">12</text:page-number> haštād-o šeš</text:p>
      <text:p text:style-name="P6"><text:span text:style-name="Footnote_20_Symbol">haštād-o haft </text:span><text:span text:style-name="Footnote_20_Symbol"><text:page-number text:select-page="current">12</text:page-number></text:span></text:p>
      <text:p text:style-name="Footnote"><text:page-number text:select-page="current">12</text:page-number> haštād-o hašt</text:p>
      <text:p text:style-name="P6"><text:span text:style-name="Footnote_20_Symbol">haštād-o noh </text:span><text:span text:style-name="Footnote_20_Symbol"><text:page-number text:select-page="current">12</text:page-number></text:span></text:p>
      <text:p text:style-name="Footnote"><text:page-number text:select-page="current">12</text:page-number> navad</text:p>
      <text:p text:style-name="P6"><text:span text:style-name="Footnote_20_Symbol">navad-o yek </text:span><text:span text:style-name="Footnote_20_Symbol"><text:page-number text:select-page="current">12</text:page-number></text:span></text:p>
      <text:p text:style-name="Footnote"><text:page-number text:select-page="current">12</text:page-number> navad-o do</text:p>
      <text:p text:style-name="P6"><text:span text:style-name="Footnote_20_Symbol">navad-o se </text:span><text:span text:style-name="Footnote_20_Symbol"><text:page-number text:select-page="current">12</text:page-number></text:span></text:p>
      <text:p text:style-name="Footnote"><text:page-number text:select-page="current">12</text:page-number> navad-o cāhār</text:p>
      <text:p text:style-name="P6"><text:span text:style-name="Footnote_20_Symbol">navad-o panj </text:span><text:span text:style-name="Footnote_20_Symbol"><text:page-number text:select-page="current">12</text:page-number></text:span></text:p>
      <text:p text:style-name="Footnote"><text:page-number text:select-page="current">12</text:page-number> navad-o šeš</text:p>
      <text:p text:style-name="P6"><text:span text:style-name="Footnote_20_Symbol">navad-o haft </text:span><text:span text:style-name="Footnote_20_Symbol"><text:page-number text:select-page="current">12</text:page-number></text:span></text:p>
      <text:p text:style-name="Footnote"><text:page-number text:select-page="current">12</text:page-number> navad-o hašt</text:p>
      <text:p text:style-name="P6"><text:span text:style-name="Footnote_20_Symbol">navad-o noh </text:span><text:span text:style-name="Footnote_20_Symbol"><text:page-number text:select-page="current">12</text:page-number></text:span></text:p>
      <text:p text:style-name="Footnote"><text:page-number text:select-page="current">12</text:page-number> sad</text:p>
      <text:p text:style-name="P6"><text:span text:style-name="Footnote_20_Symbol">sad-o yek </text:span><text:span text:style-name="Footnote_20_Symbol"><text:page-number text:select-page="current">12</text:page-number></text:span></text:p>
      <text:p text:style-name="Footnote"><text:page-number text:select-page="current">12</text:page-number> sad-o do</text:p>
      <text:p text:style-name="P6"><text:span text:style-name="Footnote_20_Symbol">sad-o se </text:span><text:span text:style-name="Footnote_20_Symbol"><text:page-number text:select-page="current">12</text:page-number></text:span></text:p>
      <text:p text:style-name="Footnote"><text:page-number text:select-page="current">12</text:page-number> sad-o cāhār</text:p>
      <text:p text:style-name="P6"><text:span text:style-name="Footnote_20_Symbol">sad-o panj </text:span><text:span text:style-name="Footnote_20_Symbol"><text:page-number text:select-page="current">12</text:page-number></text:span></text:p>
      <text:p text:style-name="Footnote"><text:page-number text:select-page="current">12</text:page-number> sad-o šeš</text:p>
      <text:p text:style-name="P6"><text:span text:style-name="Footnote_20_Symbol">sad-o haft </text:span><text:span text:style-name="Footnote_20_Symbol"><text:page-number text:select-page="current">12</text:page-number></text:span></text:p>
      <text:p text:style-name="Footnote"><text:page-number text:select-page="current">12</text:page-number> sad-o hašt</text:p>
      <text:p text:style-name="P6"><text:span text:style-name="Footnote_20_Symbol">sad-o noh </text:span><text:span text:style-name="Footnote_20_Symbol"><text:page-number text:select-page="current">12</text:page-number></text:span></text:p>
      <text:p text:style-name="Footnote"><text:page-number text:select-page="current">12</text:page-number> sad-o dah</text:p>
      <text:p text:style-name="P6"><text:soft-page-break/><text:span text:style-name="Footnote_20_Symbol">sad-o yāzdah </text:span><text:span text:style-name="Footnote_20_Symbol"><text:page-number text:select-page="current">13</text:page-number></text:span></text:p>
      <text:p text:style-name="Footnote"><text:page-number text:select-page="current">13</text:page-number> sad-o davāzdah</text:p>
      <text:p text:style-name="P6"><text:span text:style-name="Footnote_20_Symbol">sad-o sizdah </text:span><text:span text:style-name="Footnote_20_Symbol"><text:page-number text:select-page="current">13</text:page-number></text:span></text:p>
      <text:p text:style-name="Footnote"><text:page-number text:select-page="current">13</text:page-number> sad-o cahārdah</text:p>
      <text:p text:style-name="P6"><text:span text:style-name="Footnote_20_Symbol">sad-o pānzdah </text:span><text:span text:style-name="Footnote_20_Symbol"><text:page-number text:select-page="current">13</text:page-number></text:span></text:p>
      <text:p text:style-name="Footnote"><text:page-number text:select-page="current">13</text:page-number> sad-o šānzdah</text:p>
      <text:p text:style-name="P6"><text:span text:style-name="Footnote_20_Symbol">sad-o hefdah </text:span><text:span text:style-name="Footnote_20_Symbol"><text:page-number text:select-page="current">13</text:page-number></text:span></text:p>
      <text:p text:style-name="Footnote"><text:page-number text:select-page="current">13</text:page-number> sad-o hejdah</text:p>
      <text:p text:style-name="P6"><text:span text:style-name="Footnote_20_Symbol">sad-o nuzdah </text:span><text:span text:style-name="Footnote_20_Symbol"><text:page-number text:select-page="current">13</text:page-number></text:span></text:p>
      <text:p text:style-name="Footnote"><text:page-number text:select-page="current">13</text:page-number> sad-o bist</text:p>
      <text:p text:style-name="P6"><text:span text:style-name="Footnote_20_Symbol">sad-o bist-o yek </text:span><text:span text:style-name="Footnote_20_Symbol"><text:page-number text:select-page="current">13</text:page-number></text:span></text:p>
      <text:p text:style-name="Footnote"><text:page-number text:select-page="current">13</text:page-number> sad-o bist-o do</text:p>
      <text:p text:style-name="P6"><text:span text:style-name="Footnote_20_Symbol">sad-o bist-o se </text:span><text:span text:style-name="Footnote_20_Symbol"><text:page-number text:select-page="current">13</text:page-number></text:span></text:p>
      <text:p text:style-name="Footnote"><text:page-number text:select-page="current">13</text:page-number> sad-o bist-o cāhār</text:p>
      <text:p text:style-name="P6"><text:span text:style-name="Footnote_20_Symbol">sad-o bist-o panj </text:span><text:span text:style-name="Footnote_20_Symbol"><text:page-number text:select-page="current">13</text:page-number></text:span></text:p>
      <text:p text:style-name="Footnote"><text:page-number text:select-page="current">13</text:page-number> sad-o bist-o šeš</text:p>
      <text:p text:style-name="P6"><text:span text:style-name="Footnote_20_Symbol">sad-o bist-o haft </text:span><text:span text:style-name="Footnote_20_Symbol"><text:page-number text:select-page="current">13</text:page-number></text:span></text:p>
      <text:p text:style-name="Footnote"><text:page-number text:select-page="current">13</text:page-number> sad-o bist-o hašt</text:p>
      <text:p text:style-name="P6"><text:span text:style-name="Footnote_20_Symbol">sad-o bist-o noh </text:span><text:span text:style-name="Footnote_20_Symbol"><text:page-number text:select-page="current">13</text:page-number></text:span></text:p>
      <text:p text:style-name="Footnote"><text:page-number text:select-page="current">13</text:page-number> sad-o si</text:p>
      <text:p text:style-name="P6"><text:span text:style-name="Footnote_20_Symbol">sad-o si-o yek </text:span><text:span text:style-name="Footnote_20_Symbol"><text:page-number text:select-page="current">13</text:page-number></text:span></text:p>
      <text:p text:style-name="Footnote"><text:page-number text:select-page="current">13</text:page-number> sad-o si-o do</text:p>
      <text:p text:style-name="P6"><text:span text:style-name="Footnote_20_Symbol">sad-o si-o se </text:span><text:span text:style-name="Footnote_20_Symbol"><text:page-number text:select-page="current">13</text:page-number></text:span></text:p>
      <text:p text:style-name="Footnote"><text:page-number text:select-page="current">13</text:page-number> sad-o si-o cāhār</text:p>
      <text:p text:style-name="P6"><text:span text:style-name="Footnote_20_Symbol">sad-o si-o panj </text:span><text:span text:style-name="Footnote_20_Symbol"><text:page-number text:select-page="current">13</text:page-number></text:span></text:p>
      <text:p text:style-name="Footnote"><text:page-number text:select-page="current">13</text:page-number> sad-o si-o šeš</text:p>
      <text:p text:style-name="P6"><text:span text:style-name="Footnote_20_Symbol">sad-o si-o haft </text:span><text:span text:style-name="Footnote_20_Symbol"><text:page-number text:select-page="current">13</text:page-number></text:span></text:p>
      <text:p text:style-name="Footnote"><text:page-number text:select-page="current">13</text:page-number> sad-o si-o hašt</text:p>
      <text:p text:style-name="P6"><text:span text:style-name="Footnote_20_Symbol">sad-o si-o noh </text:span><text:span text:style-name="Footnote_20_Symbol"><text:page-number text:select-page="current">13</text:page-number></text:span></text:p>
      <text:p text:style-name="Footnote"><text:page-number text:select-page="current">13</text:page-number> sad-o cehel</text:p>
      <text:p text:style-name="P6"><text:span text:style-name="Footnote_20_Symbol">sad-o cehel-o yek </text:span><text:span text:style-name="Footnote_20_Symbol"><text:page-number text:select-page="current">13</text:page-number></text:span></text:p>
      <text:p text:style-name="Footnote"><text:page-number text:select-page="current">13</text:page-number> sad-o cehel-o do</text:p>
      <text:p text:style-name="P6"><text:span text:style-name="Footnote_20_Symbol">sad-o cehel-o se </text:span><text:span text:style-name="Footnote_20_Symbol"><text:page-number text:select-page="current">13</text:page-number></text:span></text:p>
      <text:p text:style-name="Footnote"><text:page-number text:select-page="current">13</text:page-number> sad-o cehel-o cāhār</text:p>
      <text:p text:style-name="P6"><text:span text:style-name="Footnote_20_Symbol">sad-o cehel-o panj </text:span><text:span text:style-name="Footnote_20_Symbol"><text:page-number text:select-page="current">13</text:page-number></text:span></text:p>
      <text:p text:style-name="Footnote"><text:page-number text:select-page="current">13</text:page-number> sad-o cehel-o šeš</text:p>
      <text:p text:style-name="P6"><text:span text:style-name="Footnote_20_Symbol">sad-o cehel-o haft </text:span><text:span text:style-name="Footnote_20_Symbol"><text:page-number text:select-page="current">13</text:page-number></text:span></text:p>
      <text:p text:style-name="Footnote"><text:page-number text:select-page="current">13</text:page-number> sad-o cehel-o hašt</text:p>
      <text:p text:style-name="P6"><text:span text:style-name="Footnote_20_Symbol">sad-o cehel-o noh </text:span><text:span text:style-name="Footnote_20_Symbol"><text:page-number text:select-page="current">13</text:page-number></text:span></text:p>
      <text:p text:style-name="Footnote"><text:page-number text:select-page="current">13</text:page-number> sad-o panjāh</text:p>
      <text:p text:style-name="P6"><text:span text:style-name="Footnote_20_Symbol">sad-o panjāh-o yek </text:span><text:span text:style-name="Footnote_20_Symbol"><text:page-number text:select-page="current">13</text:page-number></text:span></text:p>
      <text:p text:style-name="Footnote"><text:page-number text:select-page="current">13</text:page-number> sad-o panjāh-o do</text:p>
      <text:p text:style-name="P6"><text:span text:style-name="Footnote_20_Symbol">sad-o panjāh-o se </text:span><text:span text:style-name="Footnote_20_Symbol"><text:page-number text:select-page="current">13</text:page-number></text:span></text:p>
      <text:p text:style-name="Footnote"><text:page-number text:select-page="current">13</text:page-number> sad-o panjāh-o cāhār</text:p>
      <text:p text:style-name="P6"><text:span text:style-name="Footnote_20_Symbol">sad-o panjāh-o panj </text:span><text:span text:style-name="Footnote_20_Symbol"><text:page-number text:select-page="current">13</text:page-number></text:span></text:p>
      <text:p text:style-name="Footnote"><text:page-number text:select-page="current">13</text:page-number> sad-o panjāh-o šeš</text:p>
      <text:p text:style-name="P6"><text:span text:style-name="Footnote_20_Symbol">sad-o panjāh-o haft </text:span><text:span text:style-name="Footnote_20_Symbol"><text:page-number text:select-page="current">13</text:page-number></text:span></text:p>
      <text:p text:style-name="Footnote"><text:page-number text:select-page="current">13</text:page-number> sad-o panjāh-o hašt</text:p>
      <text:p text:style-name="P6"><text:span text:style-name="Footnote_20_Symbol">sad-o panjāh-o noh </text:span><text:span text:style-name="Footnote_20_Symbol"><text:page-number text:select-page="current">13</text:page-number></text:span></text:p>
      <text:p text:style-name="Footnote"><text:page-number text:select-page="current">13</text:page-number> sad-o šast</text:p>
      <text:p text:style-name="P6"><text:span text:style-name="Footnote_20_Symbol">sad-o šast-o yek </text:span><text:span text:style-name="Footnote_20_Symbol"><text:page-number text:select-page="current">13</text:page-number></text:span></text:p>
      <text:p text:style-name="Footnote"><text:page-number text:select-page="current">13</text:page-number> sad-o šast-o do</text:p>
      <text:p text:style-name="P6"><text:span text:style-name="Footnote_20_Symbol">sad-o šast-o se </text:span><text:span text:style-name="Footnote_20_Symbol"><text:page-number text:select-page="current">13</text:page-number></text:span></text:p>
      <text:p text:style-name="Footnote"><text:page-number text:select-page="current">13</text:page-number> sad-o šast-o cāhār</text:p>
      <text:p text:style-name="P6"><text:span text:style-name="Footnote_20_Symbol">sad-o šast-o panj </text:span><text:span text:style-name="Footnote_20_Symbol"><text:page-number text:select-page="current">13</text:page-number></text:span></text:p>
      <text:p text:style-name="Footnote"><text:page-number text:select-page="current">13</text:page-number> sad-o šast-o šeš</text:p>
      <text:p text:style-name="P6"><text:span text:style-name="Footnote_20_Symbol">sad-o šast-o haft </text:span><text:span text:style-name="Footnote_20_Symbol"><text:page-number text:select-page="current">13</text:page-number></text:span></text:p>
      <text:p text:style-name="Footnote"><text:page-number text:select-page="current">13</text:page-number> sad-o šast-o hašt</text:p>
      <text:p text:style-name="P6"><text:span text:style-name="Footnote_20_Symbol">sad-o šast-o noh </text:span><text:span text:style-name="Footnote_20_Symbol"><text:page-number text:select-page="current">13</text:page-number></text:span></text:p>
      <text:p text:style-name="Footnote"><text:page-number text:select-page="current">13</text:page-number> sad-o haftād</text:p>
      <text:p text:style-name="P6"><text:span text:style-name="Footnote_20_Symbol">sad-o haftād-o yek </text:span><text:span text:style-name="Footnote_20_Symbol"><text:page-number text:select-page="current">13</text:page-number></text:span></text:p>
      <text:p text:style-name="Footnote"><text:page-number text:select-page="current">13</text:page-number> sad-o haftād-o do</text:p>
      <text:p text:style-name="P6"><text:span text:style-name="Footnote_20_Symbol">sad-o haftād-o se </text:span><text:span text:style-name="Footnote_20_Symbol"><text:page-number text:select-page="current">13</text:page-number></text:span></text:p>
      <text:p text:style-name="Footnote"><text:soft-page-break/><text:page-number text:select-page="current">14</text:page-number> sad-o haftād-o cāhār</text:p>
      <text:p text:style-name="P6"><text:span text:style-name="Footnote_20_Symbol">sad-o haftād-o panj </text:span><text:span text:style-name="Footnote_20_Symbol"><text:page-number text:select-page="current">14</text:page-number></text:span></text:p>
      <text:p text:style-name="Footnote"><text:page-number text:select-page="current">14</text:page-number> sad-o haftād-o šeš</text:p>
      <text:p text:style-name="P6"><text:span text:style-name="Footnote_20_Symbol">sad-o haftād-o haft </text:span><text:span text:style-name="Footnote_20_Symbol"><text:page-number text:select-page="current">14</text:page-number></text:span></text:p>
      <text:p text:style-name="Footnote"><text:page-number text:select-page="current">14</text:page-number> sad-o haftād-o hašt</text:p>
      <text:p text:style-name="P6"><text:span text:style-name="Footnote_20_Symbol">sad-o haftād-o noh </text:span><text:span text:style-name="Footnote_20_Symbol"><text:page-number text:select-page="current">14</text:page-number></text:span></text:p>
      <text:p text:style-name="Footnote"><text:page-number text:select-page="current">14</text:page-number> sad-o haštād</text:p>
      <text:p text:style-name="P6"><text:span text:style-name="Footnote_20_Symbol">sad-o haštād-o yek </text:span><text:span text:style-name="Footnote_20_Symbol"><text:page-number text:select-page="current">14</text:page-number></text:span></text:p>
      <text:p text:style-name="Footnote"><text:page-number text:select-page="current">14</text:page-number> sad-o haštād-o do</text:p>
      <text:p text:style-name="P6"><text:span text:style-name="Footnote_20_Symbol">sad-o haštād-o se </text:span><text:span text:style-name="Footnote_20_Symbol"><text:page-number text:select-page="current">14</text:page-number></text:span></text:p>
      <text:p text:style-name="Footnote"><text:page-number text:select-page="current">14</text:page-number> sad-o haštād-o cāhār</text:p>
      <text:p text:style-name="P6"><text:span text:style-name="Footnote_20_Symbol">sad-o haštād-o panj </text:span><text:span text:style-name="Footnote_20_Symbol"><text:page-number text:select-page="current">14</text:page-number></text:span></text:p>
      <text:p text:style-name="Footnote"><text:page-number text:select-page="current">14</text:page-number> sad-o haštād-o šeš</text:p>
      <text:p text:style-name="P6"><text:span text:style-name="Footnote_20_Symbol">sad-o haštād-o haft </text:span><text:span text:style-name="Footnote_20_Symbol"><text:page-number text:select-page="current">14</text:page-number></text:span></text:p>
      <text:p text:style-name="Footnote"><text:page-number text:select-page="current">14</text:page-number> sad-o haštād-o hašt</text:p>
      <text:p text:style-name="P6"><text:span text:style-name="Footnote_20_Symbol">sad-o haštād-o noh </text:span><text:span text:style-name="Footnote_20_Symbol"><text:page-number text:select-page="current">14</text:page-number></text:span></text:p>
      <text:p text:style-name="Footnote"><text:page-number text:select-page="current">14</text:page-number> sad-o navad</text:p>
      <text:p text:style-name="P6"><text:span text:style-name="Footnote_20_Symbol">sad-o navad-o yek </text:span><text:span text:style-name="Footnote_20_Symbol"><text:page-number text:select-page="current">14</text:page-number></text:span></text:p>
      <text:p text:style-name="Footnote"><text:page-number text:select-page="current">14</text:page-number> sad-o navad-o do</text:p>
      <text:p text:style-name="P6"><text:span text:style-name="Footnote_20_Symbol">sad-o navad-o se </text:span><text:span text:style-name="Footnote_20_Symbol"><text:page-number text:select-page="current">14</text:page-number></text:span></text:p>
      <text:p text:style-name="Footnote"><text:page-number text:select-page="current">14</text:page-number> sad-o navad-o cāhār</text:p>
      <text:p text:style-name="P6"><text:span text:style-name="Footnote_20_Symbol">sad-o navad-o panj </text:span><text:span text:style-name="Footnote_20_Symbol"><text:page-number text:select-page="current">14</text:page-number></text:span></text:p>
      <text:p text:style-name="Footnote"><text:page-number text:select-page="current">14</text:page-number> sad-o navad-o šeš</text:p>
      <text:p text:style-name="P6"><text:span text:style-name="Footnote_20_Symbol">sad-o navad-o haft </text:span><text:span text:style-name="Footnote_20_Symbol"><text:page-number text:select-page="current">14</text:page-number></text:span></text:p>
      <text:p text:style-name="Footnote"><text:page-number text:select-page="current">14</text:page-number> sad-o navad-o hašt</text:p>
      <text:p text:style-name="P6"><text:span text:style-name="Footnote_20_Symbol">sad-o navad-o noh </text:span><text:span text:style-name="Footnote_20_Symbol"><text:page-number text:select-page="current">14</text:page-number></text:span></text:p>
      <text:p text:style-name="Footnote"><text:page-number text:select-page="current">14</text:page-number> devist</text:p>
      <text:p text:style-name="P6"><text:span text:style-name="Footnote_20_Symbol">devist-o yek </text:span><text:span text:style-name="Footnote_20_Symbol"><text:page-number text:select-page="current">14</text:page-number></text:span></text:p>
      <text:p text:style-name="Footnote"><text:page-number text:select-page="current">14</text:page-number> devist-o do</text:p>
      <text:p text:style-name="P6"><text:span text:style-name="Footnote_20_Symbol">devist-o se </text:span><text:span text:style-name="Footnote_20_Symbol"><text:page-number text:select-page="current">14</text:page-number></text:span></text:p>
      <text:p text:style-name="Footnote"><text:page-number text:select-page="current">14</text:page-number> devist-o cāhār</text:p>
      <text:p text:style-name="P6"><text:span text:style-name="Footnote_20_Symbol">devist-o panj </text:span><text:span text:style-name="Footnote_20_Symbol"><text:page-number text:select-page="current">14</text:page-number></text:span></text:p>
      <text:p text:style-name="Footnote"><text:page-number text:select-page="current">14</text:page-number> devist-o šeš</text:p>
      <text:p text:style-name="P6"><text:span text:style-name="Footnote_20_Symbol">devist-o haft </text:span><text:span text:style-name="Footnote_20_Symbol"><text:page-number text:select-page="current">14</text:page-number></text:span></text:p>
      <text:p text:style-name="Footnote"><text:page-number text:select-page="current">14</text:page-number> devist-o hašt</text:p>
      <text:p text:style-name="P6"><text:span text:style-name="Footnote_20_Symbol">devist-o noh </text:span><text:span text:style-name="Footnote_20_Symbol"><text:page-number text:select-page="current">14</text:page-number></text:span></text:p>
      <text:p text:style-name="Footnote"><text:page-number text:select-page="current">14</text:page-number> devist-o dah</text:p>
      <text:p text:style-name="P6"><text:span text:style-name="Footnote_20_Symbol">devist-o yāzdah </text:span><text:span text:style-name="Footnote_20_Symbol"><text:page-number text:select-page="current">14</text:page-number></text:span></text:p>
      <text:p text:style-name="Footnote"><text:page-number text:select-page="current">14</text:page-number> devist-o davāzdah</text:p>
      <text:p text:style-name="P6"><text:span text:style-name="Footnote_20_Symbol">devist-o sizdah </text:span><text:span text:style-name="Footnote_20_Symbol"><text:page-number text:select-page="current">14</text:page-number></text:span></text:p>
      <text:p text:style-name="Footnote"><text:page-number text:select-page="current">14</text:page-number> devist-o cahārdah</text:p>
      <text:p text:style-name="P6"><text:span text:style-name="Footnote_20_Symbol">devist-o pānzdah </text:span><text:span text:style-name="Footnote_20_Symbol"><text:page-number text:select-page="current">14</text:page-number></text:span></text:p>
      <text:p text:style-name="Footnote"><text:page-number text:select-page="current">14</text:page-number> devist-o šānzdah</text:p>
      <text:p text:style-name="P6"><text:span text:style-name="Footnote_20_Symbol">devist-o hefdah </text:span><text:span text:style-name="Footnote_20_Symbol"><text:page-number text:select-page="current">14</text:page-number></text:span></text:p>
      <text:p text:style-name="Footnote"><text:page-number text:select-page="current">14</text:page-number> devist-o hejdah</text:p>
      <text:p text:style-name="P6"><text:span text:style-name="Footnote_20_Symbol">devist-o nuzdah </text:span><text:span text:style-name="Footnote_20_Symbol"><text:page-number text:select-page="current">14</text:page-number></text:span></text:p>
      <text:p text:style-name="Footnote"><text:page-number text:select-page="current">14</text:page-number> devist-o bist</text:p>
      <text:p text:style-name="P6"><text:span text:style-name="Footnote_20_Symbol">devist-o bist-o yek </text:span><text:span text:style-name="Footnote_20_Symbol"><text:page-number text:select-page="current">14</text:page-number></text:span></text:p>
      <text:p text:style-name="Footnote"><text:page-number text:select-page="current">14</text:page-number> devist-o bist-o do</text:p>
      <text:p text:style-name="P6"><text:span text:style-name="Footnote_20_Symbol">devist-o bist-o se </text:span><text:span text:style-name="Footnote_20_Symbol"><text:page-number text:select-page="current">14</text:page-number></text:span></text:p>
      <text:p text:style-name="Footnote"><text:page-number text:select-page="current">14</text:page-number> devist-o bist-o cāhār</text:p>
      <text:p text:style-name="P6"><text:span text:style-name="Footnote_20_Symbol">devist-o bist-o panj </text:span><text:span text:style-name="Footnote_20_Symbol"><text:page-number text:select-page="current">14</text:page-number></text:span></text:p>
      <text:p text:style-name="Footnote"><text:page-number text:select-page="current">14</text:page-number> devist-o bist-o šeš</text:p>
      <text:p text:style-name="P6"><text:span text:style-name="Footnote_20_Symbol">devist-o bist-o haft </text:span><text:span text:style-name="Footnote_20_Symbol"><text:page-number text:select-page="current">14</text:page-number></text:span></text:p>
      <text:p text:style-name="Footnote"><text:page-number text:select-page="current">14</text:page-number> devist-o bist-o hašt</text:p>
      <text:p text:style-name="P6"><text:span text:style-name="Footnote_20_Symbol">devist-o bist-o noh </text:span><text:span text:style-name="Footnote_20_Symbol"><text:page-number text:select-page="current">14</text:page-number></text:span></text:p>
      <text:p text:style-name="Footnote"><text:page-number text:select-page="current">14</text:page-number> devist-o si</text:p>
      <text:p text:style-name="P6"><text:span text:style-name="Footnote_20_Symbol">devist-o si-o yek </text:span><text:span text:style-name="Footnote_20_Symbol"><text:page-number text:select-page="current">14</text:page-number></text:span></text:p>
      <text:p text:style-name="Footnote"><text:page-number text:select-page="current">14</text:page-number> devist-o si-o do</text:p>
      <text:p text:style-name="P6"><text:span text:style-name="Footnote_20_Symbol">devist-o si-o se </text:span><text:span text:style-name="Footnote_20_Symbol"><text:page-number text:select-page="current">14</text:page-number></text:span></text:p>
      <text:p text:style-name="Footnote"><text:page-number text:select-page="current">14</text:page-number> devist-o si-o cāhār</text:p>
      <text:p text:style-name="P6"><text:span text:style-name="Footnote_20_Symbol">devist-o si-o panj </text:span><text:span text:style-name="Footnote_20_Symbol"><text:page-number text:select-page="current">14</text:page-number></text:span></text:p>
      <text:p text:style-name="Footnote"><text:page-number text:select-page="current">14</text:page-number> devist-o si-o šeš</text:p>
      <text:p text:style-name="P6"><text:soft-page-break/><text:span text:style-name="Footnote_20_Symbol">devist-o si-o haft </text:span><text:span text:style-name="Footnote_20_Symbol"><text:page-number text:select-page="current">15</text:page-number></text:span></text:p>
      <text:p text:style-name="Footnote"><text:page-number text:select-page="current">15</text:page-number> devist-o si-o hašt</text:p>
      <text:p text:style-name="P6"><text:span text:style-name="Footnote_20_Symbol">devist-o si-o noh </text:span><text:span text:style-name="Footnote_20_Symbol"><text:page-number text:select-page="current">15</text:page-number></text:span></text:p>
      <text:p text:style-name="Footnote"><text:page-number text:select-page="current">15</text:page-number> devist-o cehel</text:p>
      <text:p text:style-name="P6"><text:span text:style-name="Footnote_20_Symbol">devist-o cehel-o yek </text:span><text:span text:style-name="Footnote_20_Symbol"><text:page-number text:select-page="current">15</text:page-number></text:span></text:p>
      <text:p text:style-name="Footnote"><text:page-number text:select-page="current">15</text:page-number> devist-o cehel-o do</text:p>
      <text:p text:style-name="P6"><text:span text:style-name="Footnote_20_Symbol">devist-o cehel-o se </text:span><text:span text:style-name="Footnote_20_Symbol"><text:page-number text:select-page="current">15</text:page-number></text:span></text:p>
      <text:p text:style-name="Footnote"><text:page-number text:select-page="current">15</text:page-number> devist-o cehel-o cāhār</text:p>
      <text:p text:style-name="P6"><text:span text:style-name="Footnote_20_Symbol">devist-o cehel-o panj </text:span><text:span text:style-name="Footnote_20_Symbol"><text:page-number text:select-page="current">15</text:page-number></text:span></text:p>
      <text:p text:style-name="Footnote"><text:page-number text:select-page="current">15</text:page-number> devist-o cehel-o šeš</text:p>
      <text:p text:style-name="P6"><text:span text:style-name="Footnote_20_Symbol">devist-o cehel-o haft </text:span><text:span text:style-name="Footnote_20_Symbol"><text:page-number text:select-page="current">15</text:page-number></text:span></text:p>
      <text:p text:style-name="Footnote"><text:page-number text:select-page="current">15</text:page-number> devist-o cehel-o hašt</text:p>
      <text:p text:style-name="P6"><text:span text:style-name="Footnote_20_Symbol">devist-o cehel-o noh </text:span><text:span text:style-name="Footnote_20_Symbol"><text:page-number text:select-page="current">15</text:page-number></text:span></text:p>
      <text:p text:style-name="Footnote"><text:page-number text:select-page="current">15</text:page-number> devist-o panjāh</text:p>
      <text:p text:style-name="P6"><text:span text:style-name="Footnote_20_Symbol">devist-o panjāh-o yek </text:span><text:span text:style-name="Footnote_20_Symbol"><text:page-number text:select-page="current">15</text:page-number></text:span></text:p>
      <text:p text:style-name="Footnote"><text:page-number text:select-page="current">15</text:page-number> devist-o panjāh-o do</text:p>
      <text:p text:style-name="P6"><text:span text:style-name="Footnote_20_Symbol">devist-o panjāh-o se </text:span><text:span text:style-name="Footnote_20_Symbol"><text:page-number text:select-page="current">15</text:page-number></text:span></text:p>
      <text:p text:style-name="Footnote"><text:page-number text:select-page="current">15</text:page-number> devist-o panjāh-o cāhār</text:p>
      <text:p text:style-name="P6"><text:span text:style-name="Footnote_20_Symbol">devist-o panjāh-o panj </text:span><text:span text:style-name="Footnote_20_Symbol"><text:page-number text:select-page="current">15</text:page-number></text:span></text:p>
      <text:p text:style-name="Footnote"><text:page-number text:select-page="current">15</text:page-number> devist-o panjāh-o šeš</text:p>
      <text:p text:style-name="P6"><text:span text:style-name="Footnote_20_Symbol">devist-o panjāh-o haft </text:span><text:span text:style-name="Footnote_20_Symbol"><text:page-number text:select-page="current">15</text:page-number></text:span></text:p>
      <text:p text:style-name="Footnote"><text:page-number text:select-page="current">15</text:page-number> devist-o panjāh-o hašt</text:p>
      <text:p text:style-name="P6"><text:span text:style-name="Footnote_20_Symbol">devist-o panjāh-o noh </text:span><text:span text:style-name="Footnote_20_Symbol"><text:page-number text:select-page="current">15</text:page-number></text:span></text:p>
      <text:p text:style-name="Footnote"><text:page-number text:select-page="current">15</text:page-number> devist-o šast</text:p>
      <text:p text:style-name="P6"><text:span text:style-name="Footnote_20_Symbol">devist-o šast-o yek </text:span><text:span text:style-name="Footnote_20_Symbol"><text:page-number text:select-page="current">15</text:page-number></text:span></text:p>
      <text:p text:style-name="Footnote"><text:page-number text:select-page="current">15</text:page-number> devist-o šast-o do</text:p>
      <text:p text:style-name="P6"><text:span text:style-name="Footnote_20_Symbol">devist-o šast-o se </text:span><text:span text:style-name="Footnote_20_Symbol"><text:page-number text:select-page="current">15</text:page-number></text:span></text:p>
      <text:p text:style-name="Footnote"><text:page-number text:select-page="current">15</text:page-number> devist-o šast-o cāhār</text:p>
      <text:p text:style-name="P6"><text:span text:style-name="Footnote_20_Symbol">devist-o šast-o panj </text:span><text:span text:style-name="Footnote_20_Symbol"><text:page-number text:select-page="current">15</text:page-number></text:span></text:p>
      <text:p text:style-name="Footnote"><text:page-number text:select-page="current">15</text:page-number> devist-o šast-o šeš</text:p>
      <text:p text:style-name="P6"><text:span text:style-name="Footnote_20_Symbol">devist-o šast-o haft </text:span><text:span text:style-name="Footnote_20_Symbol"><text:page-number text:select-page="current">15</text:page-number></text:span></text:p>
      <text:p text:style-name="Footnote"><text:page-number text:select-page="current">15</text:page-number> devist-o šast-o hašt</text:p>
      <text:p text:style-name="P6"><text:span text:style-name="Footnote_20_Symbol">devist-o šast-o noh </text:span><text:span text:style-name="Footnote_20_Symbol"><text:page-number text:select-page="current">15</text:page-number></text:span></text:p>
      <text:p text:style-name="Footnote"><text:page-number text:select-page="current">15</text:page-number> devist-o haftād</text:p>
      <text:p text:style-name="P6"><text:span text:style-name="Footnote_20_Symbol">devist-o haftād-o yek </text:span><text:span text:style-name="Footnote_20_Symbol"><text:page-number text:select-page="current">15</text:page-number></text:span></text:p>
      <text:p text:style-name="Footnote"><text:page-number text:select-page="current">15</text:page-number> devist-o haftād-o do</text:p>
      <text:p text:style-name="P6"><text:span text:style-name="Footnote_20_Symbol">devist-o haftād-o se </text:span><text:span text:style-name="Footnote_20_Symbol"><text:page-number text:select-page="current">15</text:page-number></text:span></text:p>
      <text:p text:style-name="Footnote"><text:page-number text:select-page="current">15</text:page-number> devist-o haftād-o cāhār</text:p>
      <text:p text:style-name="P6"><text:span text:style-name="Footnote_20_Symbol">devist-o haftād-o panj </text:span><text:span text:style-name="Footnote_20_Symbol"><text:page-number text:select-page="current">15</text:page-number></text:span></text:p>
      <text:p text:style-name="Footnote"><text:page-number text:select-page="current">15</text:page-number> devist-o haftād-o šeš</text:p>
      <text:p text:style-name="P6"><text:span text:style-name="Footnote_20_Symbol">devist-o haftād-o haft </text:span><text:span text:style-name="Footnote_20_Symbol"><text:page-number text:select-page="current">15</text:page-number></text:span></text:p>
      <text:p text:style-name="Footnote"><text:page-number text:select-page="current">15</text:page-number> devist-o haftād-o hašt</text:p>
      <text:p text:style-name="P6"><text:span text:style-name="Footnote_20_Symbol">devist-o haftād-o noh </text:span><text:span text:style-name="Footnote_20_Symbol"><text:page-number text:select-page="current">15</text:page-number></text:span></text:p>
      <text:p text:style-name="Footnote"><text:page-number text:select-page="current">15</text:page-number> devist-o haštād</text:p>
      <text:p text:style-name="P6"><text:span text:style-name="Footnote_20_Symbol">devist-o haštād-o yek </text:span><text:span text:style-name="Footnote_20_Symbol"><text:page-number text:select-page="current">15</text:page-number></text:span></text:p>
      <text:p text:style-name="Footnote"><text:page-number text:select-page="current">15</text:page-number> devist-o haštād-o do</text:p>
      <text:p text:style-name="P6"><text:span text:style-name="Footnote_20_Symbol">devist-o haštād-o se </text:span><text:span text:style-name="Footnote_20_Symbol"><text:page-number text:select-page="current">15</text:page-number></text:span></text:p>
      <text:p text:style-name="Footnote"><text:page-number text:select-page="current">15</text:page-number> devist-o haštād-o cāhār</text:p>
      <text:p text:style-name="P6"><text:span text:style-name="Footnote_20_Symbol">devist-o haštād-o panj </text:span><text:span text:style-name="Footnote_20_Symbol"><text:page-number text:select-page="current">15</text:page-number></text:span></text:p>
      <text:p text:style-name="Footnote"><text:page-number text:select-page="current">15</text:page-number> devist-o haštād-o šeš</text:p>
      <text:p text:style-name="P6"><text:span text:style-name="Footnote_20_Symbol">devist-o haštād-o haft </text:span><text:span text:style-name="Footnote_20_Symbol"><text:page-number text:select-page="current">15</text:page-number></text:span></text:p>
      <text:p text:style-name="Footnote"><text:page-number text:select-page="current">15</text:page-number> devist-o haštād-o hašt</text:p>
      <text:p text:style-name="P6"><text:span text:style-name="Footnote_20_Symbol">devist-o haštād-o noh </text:span><text:span text:style-name="Footnote_20_Symbol"><text:page-number text:select-page="current">15</text:page-number></text:span></text:p>
      <text:p text:style-name="Footnote"><text:page-number text:select-page="current">15</text:page-number> devist-o navad</text:p>
      <text:p text:style-name="P6"><text:span text:style-name="Footnote_20_Symbol">devist-o navad-o yek </text:span><text:span text:style-name="Footnote_20_Symbol"><text:page-number text:select-page="current">15</text:page-number></text:span></text:p>
      <text:p text:style-name="Footnote"><text:page-number text:select-page="current">15</text:page-number> devist-o navad-o do</text:p>
      <text:p text:style-name="P6"><text:span text:style-name="Footnote_20_Symbol">devist-o navad-o se </text:span><text:span text:style-name="Footnote_20_Symbol"><text:page-number text:select-page="current">15</text:page-number></text:span></text:p>
      <text:p text:style-name="Footnote"><text:page-number text:select-page="current">15</text:page-number> devist-o navad-o cāhār</text:p>
      <text:p text:style-name="P6"><text:span text:style-name="Footnote_20_Symbol">devist-o navad-o panj </text:span><text:span text:style-name="Footnote_20_Symbol"><text:page-number text:select-page="current">15</text:page-number></text:span></text:p>
      <text:p text:style-name="Footnote"><text:page-number text:select-page="current">15</text:page-number> devist-o navad-o šeš</text:p>
      <text:p text:style-name="P6"><text:span text:style-name="Footnote_20_Symbol">devist-o navad-o haft </text:span><text:span text:style-name="Footnote_20_Symbol"><text:page-number text:select-page="current">15</text:page-number></text:span></text:p>
      <text:p text:style-name="Footnote"><text:page-number text:select-page="current">15</text:page-number> devist-o navad-o hašt</text:p>
      <text:p text:style-name="P6"><text:span text:style-name="Footnote_20_Symbol">devist-o navad-o noh </text:span><text:span text:style-name="Footnote_20_Symbol"><text:page-number text:select-page="current">15</text:page-number></text:span></text:p>
      <text:p text:style-name="Footnote"><text:soft-page-break/><text:page-number text:select-page="current">16</text:page-number> <text:span text:style-name="T2">sisad</text:span></text:p>
      <text:p text:style-name="Footno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o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o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YaleNew" fo:font-family="YaleNew" style:font-style-name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4-20T20:24:59.664025136</dc:date>
    <meta:editing-duration>PT1H17M15S</meta:editing-duration>
    <meta:editing-cycles>22</meta:editing-cycles>
    <meta:document-statistic meta:table-count="0" meta:image-count="0" meta:object-count="0" meta:page-count="16" meta:paragraph-count="600" meta:word-count="1728" meta:character-count="9472" meta:non-whitespace-character-count="8344"/>
  </office:meta>
</office:document-meta>
</file>